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25-05-1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24-07-0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23-08-02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23-04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21-06-0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20-07-1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2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9-10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9-06-1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8-09-1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7-06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6-07-0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5-07-0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4-06-1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3-05-0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2-05-3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1-08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0-10-1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10-05-26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9-12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9-08-2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9-05-0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8-12-1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8-09-1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8-06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8-03-2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7-08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7-06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7-04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7-02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7-01-0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6-10-2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6-08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6-06-0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6-04-2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6-02-22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5-12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5-11-0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5-10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5-08-1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5-06-0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5-04-2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4-12-2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4-10-1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0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1096193203</text:p>
          </table:table-cell>
          <table:table-cell office:value-type="string" calcext:value-type="string">
            <text:p>14N 10E 5CBDB3 (E-V3)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